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4cm" fo:min-width="69.964cm"/>
    </style:style>
    <style:style style:name="P1" style:family="paragraph">
      <style:paragraph-properties fo:margin-left="0cm" fo:margin-right="0cm" text:enable-numbering="false" fo:text-indent="0cm"/>
    </style:style>
    <style:style style:name="T1" style:family="text">
      <style:text-properties fo:color="#00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2" style:family="text">
      <style:text-properties fo:color="#ff00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3" style:family="text">
      <style:text-properties fo:color="#ff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4" style:family="text">
      <style:text-properties fo:color="#00dc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5" style:family="text">
      <style:text-properties fo:color="#3deb3d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6" style:family="text">
      <style:text-properties fo:color="#00ff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3.706cm" svg:height="11.454cm" svg:x="2.456cm" svg:y="0.938cm">
          <draw:text-box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6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10:04:55</meta:creation-date>
    <dc:date>2007-02-15T14:47:52</dc:date>
    <meta:editing-cycles>3</meta:editing-cycles>
    <meta:editing-duration>PT2M16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